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normal" style:text-underline-style="solid" style:text-underline-width="auto" style:text-underline-color="font-color" fo:font-weight="bold" officeooo:rsid="001f58d8" officeooo:paragraph-rsid="001f58d8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Liberation Serif" fo:font-style="normal" style:text-underline-style="none" fo:font-weight="normal" officeooo:rsid="0020850d" officeooo:paragraph-rsid="0020850d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font-name="Liberation Serif" fo:font-style="italic" style:text-underline-style="none" fo:font-weight="normal" officeooo:rsid="0022025b" officeooo:paragraph-rsid="0022025b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style:font-name="Liberation Serif" fo:font-style="normal" style:text-underline-style="none" fo:font-weight="normal" officeooo:rsid="00235e43" officeooo:paragraph-rsid="00235e43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style:font-name="Liberation Serif" fo:font-style="italic" style:text-underline-style="none" fo:font-weight="normal" officeooo:rsid="00235e43" officeooo:paragraph-rsid="00235e43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9 – Notes</text:p>
      <text:p text:style-name="P2"/>
      <text:p text:style-name="P2">A <text:span text:style-name="T1">class</text:span> is a (user defined) type that specifies how objects of its type are represented, how those objects can be created, how they are used, and how they are destroyed.</text:p>
      <text:p text:style-name="P2"/>
      <text:p text:style-name="P3">class X {<text:tab/>// this class’s name is X</text:p>
      <text:p text:style-name="P3">public:</text:p>
      <text:p text:style-name="P3"><text:tab/>// public members</text:p>
      <text:p text:style-name="P3"><text:tab/>// <text:s/>- the interface to users (accessible by all)</text:p>
      <text:p text:style-name="P3"><text:tab/>// functions</text:p>
      <text:p text:style-name="P3"><text:tab/>// types</text:p>
      <text:p text:style-name="P3"><text:tab/>// data (often best kept private)</text:p>
      <text:p text:style-name="P3">private:</text:p>
      <text:p text:style-name="P3"><text:tab/>// private members</text:p>
      <text:p text:style-name="P3"><text:tab/>// - the implementation details (used by members of this class only)</text:p>
      <text:p text:style-name="P3"><text:tab/>// functions</text:p>
      <text:p text:style-name="P3"><text:tab/>// types</text:p>
      <text:p text:style-name="P3"><text:tab/>// data</text:p>
      <text:p text:style-name="P3">};</text:p>
      <text:p text:style-name="P3"/>
      <text:p text:style-name="P4">An <text:span text:style-name="T2">enum</text:span> (an <text:span text:style-name="T1">enumeration</text:span>) is a very simple user-defined type, specifying its set of values (its <text:span text:style-name="T1">enumerators</text:span>) as symbolic constants.</text:p>
      <text:p text:style-name="P4"/>
      <text:p text:style-name="P5">enum class Month {</text:p>
      <text:p text:style-name="P5"><text:tab/>jan=1, feb, mar, apr, may, jun, jul, aug, sep, oct, nov, dec</text:p>
      <text:p text:style-name="P5">};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1:13:27.323401082</meta:creation-date>
    <meta:generator>LibreOffice/5.1.6.2$Linux_X86_64 LibreOffice_project/10m0$Build-2</meta:generator>
    <dc:date>2018-04-25T19:38:25.628982163</dc:date>
    <meta:editing-duration>PT2H35M29S</meta:editing-duration>
    <meta:editing-cycles>11</meta:editing-cycles>
    <meta:document-statistic meta:table-count="0" meta:image-count="0" meta:object-count="0" meta:page-count="1" meta:paragraph-count="20" meta:word-count="126" meta:character-count="690" meta:non-whitespace-character-count="571"/>
  </office:meta>
</office:document-meta>
</file>